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3acb8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21ab1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6b08c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47cacfc" officeooo:paragraph-rsid="01ddc0c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officeooo:paragraph-rsid="01b3acb8" fo:background-color="transparent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.5pt" fo:language="nl" fo:country="NL" fo:font-style="normal" style:text-underline-style="none" fo:font-weight="normal" officeooo:paragraph-rsid="01dee125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139f8e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77274a0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style:text-underline-style="none" fo:font-weight="normal" officeooo:rsid="01fe9f11" officeooo:paragraph-rsid="0183b5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3a282c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6b08ca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6abe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20c197d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nl" fo:country="NL" officeooo:paragraph-rsid="02161321" fo:background-color="transparent" style:font-size-asian="12pt" style:language-asian="nl" style:country-asian="NL" style:font-name-complex="Bitstream Vera Sans" style:font-size-complex="12pt"/>
    </style:style>
    <style:style style:name="P22" style:family="paragraph" style:parent-style-name="Standard">
      <style:text-properties style:font-name="Liberation Sans" fo:font-size="12pt" officeooo:paragraph-rsid="01dee125" style:font-size-asian="12pt" style:font-size-complex="12pt"/>
    </style:style>
    <style:style style:name="P23" style:family="paragraph" style:parent-style-name="Standard">
      <style:text-properties style:font-name="Liberation Sans" fo:font-size="12pt" fo:font-style="italic" officeooo:rsid="05fe4687" officeooo:paragraph-rsid="01ddc0c1" style:font-size-asian="12pt" style:font-style-asian="italic" style:font-size-complex="12pt" style:font-style-complex="italic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20f8f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e3284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de75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0cd9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4a6c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37b95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f0755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0f0755" officeooo:paragraph-rsid="020f0755" fo:hyphenate="false" fo:hyphenation-remain-char-count="2" fo:hyphenation-push-char-count="2" loext:hyphenation-no-caps="false"/>
    </style:style>
    <style:style style:name="P32" style:family="paragraph" style:parent-style-name="Standard">
      <style:text-properties officeooo:paragraph-rsid="01dee125"/>
    </style:style>
    <style:style style:name="P33" style:family="paragraph" style:parent-style-name="Standard">
      <style:text-properties officeooo:paragraph-rsid="01e48f74"/>
    </style:style>
    <style:style style:name="P34" style:family="paragraph" style:parent-style-name="Standard">
      <style:text-properties officeooo:paragraph-rsid="020f0755"/>
    </style:style>
    <style:style style:name="P3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2161321"/>
    </style:style>
    <style:style style:name="P36" style:family="paragraph" style:parent-style-name="Standard" style:list-style-name="L1">
      <style:text-properties style:font-name="Liberation Sans" fo:font-size="12pt" fo:font-weight="bold" officeooo:paragraph-rsid="0189d6f0" style:font-size-asian="12pt" style:font-weight-asian="bold" style:font-size-complex="12pt" style:font-weight-complex="bold"/>
    </style:style>
    <style:style style:name="P3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18ed953" officeooo:paragraph-rsid="018ed95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b6e0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a84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ddd6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1e8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7c529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1e128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5c0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f1e85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ddd6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d202c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20970a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34a6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7c5295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7c0c0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72e4a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7c5295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" style:family="text">
      <style:text-properties fo:color="#000000" loext:opacity="100%" style:font-name="Liberation Sans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fo:color="#000000" loext:opacity="100%" style:font-name="Liberation Sans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fo:color="#000000" loext:opacity="100%" style:font-name="Liberation Sans" fo:font-size="12pt" fo:language="nl" fo:country="NL" fo:font-weight="normal" officeooo:rsid="017b47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loext:opacity="100%" style:font-name="Liberation Sans" fo:font-size="12pt" fo:language="nl" fo:country="NL" fo:font-weight="normal" officeooo:rsid="01acaa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loext:opacity="100%" style:font-name="Liberation Sans" fo:font-size="12pt" fo:language="nl" fo:country="NL" fo:font-weight="normal" officeooo:rsid="018d525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loext:opacity="100%" style:font-name="Liberation Sans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loext:opacity="100%" style:font-name="Liberation Sans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loext:opacity="100%" style:font-name="Liberation Sans" fo:font-size="12pt" fo:language="nl" fo:country="NL" fo:font-weight="normal" officeooo:rsid="01952a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loext:opacity="100%" style:font-name="Liberation Sans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loext:opacity="100%" style:font-name="Liberation Sans" fo:font-size="12pt" fo:language="nl" fo:country="NL" fo:font-weight="normal" officeooo:rsid="020b9d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loext:opacity="100%" style:font-name="Liberation Sans" fo:font-size="12pt" fo:language="nl" fo:country="NL" fo:font-weight="normal" officeooo:rsid="0217943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font-name="Liberation Sans" fo:font-size="12pt" style:text-underline-style="none" fo:font-weight="normal" officeooo:rsid="018cdc78" style:font-weight-asian="normal" style:font-weight-complex="normal"/>
    </style:style>
    <style:style style:name="T68" style:family="text">
      <style:text-properties fo:color="#000000" loext:opacity="100%" style:font-name="Liberation Sans" fo:font-size="12pt" style:text-underline-style="none" fo:font-weight="normal" officeooo:rsid="01e228c8" style:font-weight-asian="normal" style:font-weight-complex="normal"/>
    </style:style>
    <style:style style:name="T69" style:family="text">
      <style:text-properties fo:color="#000000" loext:opacity="100%" style:text-underline-style="none" fo:font-weight="normal" officeooo:rsid="01fe9f11" style:font-weight-asian="normal" style:font-weight-complex="normal"/>
    </style:style>
    <style:style style:name="T70" style:family="text">
      <style:text-properties fo:color="#000000" loext:opacity="100%" style:text-underline-style="none" fo:font-weight="normal" officeooo:rsid="02e5ade6" style:font-weight-asian="normal" style:font-weight-complex="normal"/>
    </style:style>
    <style:style style:name="T71" style:family="text">
      <style:text-properties fo:color="#000000" loext:opacity="100%" style:text-underline-style="none" fo:font-weight="normal" officeooo:rsid="0154e886" style:font-weight-asian="normal" style:font-weight-complex="normal"/>
    </style:style>
    <style:style style:name="T72" style:family="text">
      <style:text-properties fo:color="#000000" loext:opacity="100%" style:text-underline-style="none" fo:font-weight="normal" officeooo:rsid="0183b5ef" style:font-weight-asian="normal" style:font-weight-complex="normal"/>
    </style:style>
    <style:style style:name="T73" style:family="text">
      <style:text-properties fo:color="#000000" loext:opacity="100%" style:font-name="Liberation Sans1" fo:font-size="12pt" fo:font-weight="bold" officeooo:rsid="020f0755" style:font-weight-asian="bold" style:font-weight-complex="bold"/>
    </style:style>
    <style:style style:name="T74" style:family="text">
      <style:text-properties fo:color="#000000" loext:opacity="100%" style:font-name="Liberation Mono" fo:font-size="12pt" fo:language="nl" fo:country="NL" style:text-underline-style="none" fo:font-weight="normal" officeooo:rsid="020b9d9a" fo:background-color="transparent" loext:char-shading-value="0" style:font-name-asian="DejaVu Sans Mono" style:font-size-asian="12pt" style:language-asian="nl" style:country-asian="NL" style:font-weight-asian="normal" style:font-name-complex="DejaVu Sans Mono" style:font-size-complex="12pt" style:font-weight-complex="normal"/>
    </style:style>
    <style:style style:name="T75" style:family="text">
      <style:text-properties fo:color="#000000" loext:opacity="100%" style:font-name="Liberation Mono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6" style:family="text">
      <style:text-properties fo:color="#000000" loext:opacity="100%" style:font-name="Liberation Mono" fo:font-size="12pt" fo:language="nl" fo:country="NL" fo:font-weight="normal" officeooo:rsid="020b9d9a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7" style:family="text">
      <style:text-properties fo:color="#000000" loext:opacity="100%" style:font-name="Liberation Mono" fo:font-size="12pt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8" style:family="text">
      <style:text-properties fo:color="#000000" loext:opacity="100%" style:font-name="Liberation Mono" fo:font-size="12pt" fo:language="nl" fo:country="NL" fo:font-weight="normal" officeooo:rsid="013fc4b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9" style:family="text">
      <style:text-properties fo:color="#000000" loext:opacity="100%" style:font-name="Liberation Mono" fo:font-size="12pt" fo:language="nl" fo:country="NL" fo:font-weight="normal" officeooo:rsid="020c197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0" style:family="text">
      <style:text-properties fo:color="#000000" loext:opacity="100%" style:font-name="Liberation Mono" fo:font-size="12pt" fo:language="nl" fo:country="NL" fo:font-weight="normal" officeooo:rsid="020b9d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font-name="Liberation Mono" fo:font-size="12pt" fo:language="nl" fo:country="NL" fo:font-weight="normal" officeooo:rsid="020c197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style:text-line-through-style="none" style:text-line-through-type="none" style:font-name="Liberation Sans" fo:font-size="12pt" style:text-underline-style="none" style:font-name-asian="DejaVu Sans" style:font-size-asian="12pt" style:font-size-complex="12pt"/>
    </style:style>
    <style:style style:name="T8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font-weight="bold" officeooo:rsid="020f0755" style:font-weight-asian="bold" style:font-weight-complex="bold"/>
    </style:style>
    <style:style style:name="T85" style:family="text">
      <style:text-properties fo:font-weight="bold" officeooo:rsid="020f40de" style:font-weight-asian="bold" style:font-weight-complex="bold"/>
    </style:style>
    <style:style style:name="T86" style:family="text">
      <style:text-properties fo:font-weight="bold" officeooo:rsid="02103b2c" style:font-weight-asian="bold" style:font-weight-complex="bold"/>
    </style:style>
    <style:style style:name="T87" style:family="text">
      <style:text-properties fo:font-weight="bold" officeooo:rsid="021e1282" style:font-weight-asian="bold" style:font-weight-complex="bold"/>
    </style:style>
    <style:style style:name="T8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style:font-name="Liberation Sans"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2" style:family="text">
      <style:text-properties style:font-name="Liberation Sans" fo:font-size="12pt" fo:language="nl" fo:country="NL" fo:font-style="italic" officeooo:rsid="0102543f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3" style:family="text">
      <style:text-properties style:font-name="Liberation Sans" fo:font-size="12pt" fo:language="nl" fo:country="NL" fo:font-style="italic" officeooo:rsid="01639b89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4" style:family="text">
      <style:text-properties style:font-name="Liberation Sans" fo:font-size="12pt" style:font-size-asian="12pt" style:font-size-complex="12pt"/>
    </style:style>
    <style:style style:name="T95" style:family="text">
      <style:text-properties officeooo:rsid="020f0755"/>
    </style:style>
    <style:style style:name="T96" style:family="text">
      <style:text-properties officeooo:rsid="020f40de"/>
    </style:style>
    <style:style style:name="T97" style:family="text">
      <style:text-properties officeooo:rsid="02103b2c"/>
    </style:style>
    <style:style style:name="T98" style:family="text">
      <style:text-properties officeooo:rsid="021e1282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Strong_20_Emphasis"><text:span text:style-name="T52">C</text:span></text:span><text:span text:style-name="Strong_20_Emphasis"><text:span text:style-name="T51">hecklist voor </text:span></text:span><text:span text:style-name="Strong_20_Emphasis"><text:span text:style-name="T53">de installatie</text:span></text:span><text:span text:style-name="Strong_20_Emphasis"><text:span text:style-name="T51"> van </text:span></text:span><text:reference-mark-start text:name="Distributie"/><text:span text:style-name="Strong_20_Emphasis"><text:span text:style-name="T54">Ubunt</text:span></text:span><text:span text:style-name="Strong_20_Emphasis"><text:span text:style-name="T55">u</text:span></text:span><text:reference-mark-end text:name="Distributie"/><text:span text:style-name="Strong_20_Emphasis"><text:span text:style-name="T54"> </text:span></text:span><text:reference-mark-start text:name="Versie"/><text:span text:style-name="Strong_20_Emphasis"><text:span text:style-name="T56">2</text:span></text:span><text:span text:style-name="Strong_20_Emphasis"><text:span text:style-name="T65">2</text:span></text:span><text:span text:style-name="Strong_20_Emphasis"><text:span text:style-name="T54">.</text:span></text:span><text:span text:style-name="Strong_20_Emphasis"><text:span text:style-name="T57">04</text:span></text:span><text:reference-mark-end text:name="Versie"/><text:span text:style-name="Strong_20_Emphasis"><text:span text:style-name="T63"> </text:span></text:span><text:span text:style-name="Strong_20_Emphasis"><text:span text:style-name="T64">LTS</text:span></text:span><text:span text:style-name="Strong_20_Emphasis"><text:span text:style-name="T51"> </text:span></text:span><text:reference-mark-start text:name="Editie"/><text:span text:style-name="Strong_20_Emphasis"><text:span text:style-name="T58">desktop</text:span></text:span><text:reference-mark-end text:name="Editie"/><text:span text:style-name="Strong_20_Emphasis"><text:span text:style-name="T59"> </text:span></text:span><text:span text:style-name="Strong_20_Emphasis"><text:span text:style-name="T51">op </text:span></text:span><text:reference-mark-start text:name="Computernaam"/><text:span text:style-name="Strong_20_Emphasis"><text:span text:style-name="T60">pc</text:span></text:span><text:span text:style-name="Strong_20_Emphasis"><text:span text:style-name="T62">06</text:span></text:span><text:reference-mark-end text:name="Computernaam"/><text:span text:style-name="T61">.</text:span></text:p>
      <text:p text:style-name="P6"/>
      <text:p text:style-name="P3"><text:span text:style-name="T7">Kijk op</text:span><text:span text:style-name="T51"> </text:span><text:a xlink:type="simple" xlink:href="https://karelzimmer.nl/" text:style-name="Internet_20_link" text:visited-style-name="Visited_20_Internet_20_Link"><text:span text:style-name="Internet_20_link"><text:span text:style-name="T88">karelzimmer.nl</text:span></text:span></text:a><text:span text:style-name="T51"> </text:span><text:span text:style-name="T14">voor</text:span><text:span text:style-name="T15"> </text:span><text:span text:style-name="T83">deze en andere </text:span><text:span text:style-name="T22">checklists, scripts, </text:span><text:span text:style-name="T23">en informatie</text:span><text:span text:style-name="T22">.</text:span></text:p>
      <text:p text:style-name="P7"/>
      <text:p text:style-name="P23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5"><text:span text:style-name="Strong_20_Emphasis"><text:span text:style-name="T66"/></text:span></text:p>
      <text:p text:style-name="P16"><text:span text:style-name="Definition"><text:span text:style-name="T92">g</text:span></text:span><text:span text:style-name="Definition"><text:span text:style-name="T91">ebruiker</text:span></text:span><text:span text:style-name="T51"><text:tab/><text:tab/><text:tab/><text:tab/></text:span><text:span text:style-name="User_20_Entry"><text:span text:style-name="T74">K</text:span></text:span><text:span text:style-name="User_20_Entry"><text:span text:style-name="T76">arel Zimmer</text:span></text:span></text:p>
      <text:p text:style-name="P17"><text:span text:style-name="Definition"><text:span text:style-name="T92">g</text:span></text:span><text:span text:style-name="Definition"><text:span text:style-name="T91">ebruikersnaam</text:span></text:span><text:span text:style-name="T51"><text:tab/></text:span><text:span text:style-name="T80">karel</text:span></text:p>
      <text:p text:style-name="P19"><text:span text:style-name="Definition"><text:span text:style-name="T92">c</text:span></text:span><text:span text:style-name="Definition"><text:span text:style-name="T91">omputernaam</text:span></text:span><text:span text:style-name="Definition"><text:span text:style-name="T89"><text:tab/><text:tab/></text:span></text:span><text:span text:style-name="User_20_Entry"><text:span text:style-name="T75"><text:reference-ref text:reference-format="text" text:ref-name="Computernaam">pc06</text:reference-ref></text:span></text:span></text:p>
      <text:p text:style-name="P18"><text:span text:style-name="Definition"><text:span text:style-name="T92">o</text:span></text:span><text:span text:style-name="Definition"><text:span text:style-name="T93">pstartmenu</text:span></text:span><text:span text:style-name="T51"><text:tab/><text:tab/><text:tab/></text:span><text:span text:style-name="T81">Blauwe ThinkVantage knop &gt; </text:span><text:span text:style-name="User_20_Entry"><text:span text:style-name="T77">F12</text:span></text:span></text:p>
      <text:p text:style-name="P20"><text:span text:style-name="Definition"><text:span text:style-name="T92">i</text:span></text:span><text:span text:style-name="Definition"><text:span text:style-name="T93">nstellingen</text:span></text:span><text:span text:style-name="T51"><text:tab/><text:tab/><text:tab/></text:span><text:span text:style-name="T81">Blauwe ThinkVantage knop &gt; </text:span><text:span text:style-name="User_20_Entry"><text:span text:style-name="T78">F</text:span></text:span><text:span text:style-name="User_20_Entry"><text:span text:style-name="T79">1</text:span></text:span></text:p>
      <text:p text:style-name="P4"><text:span text:style-name="Definition"><text:span text:style-name="T90"/></text:span></text:p>
      <text:p text:style-name="P11"/>
      <text:list xml:id="list2710860621" text:style-name="L1">
        <text:list-item>
          <text:p text:style-name="P36">Installatie voorbereiden</text:p>
        </text:list-item>
      </text:list>
      <text:p text:style-name="P2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2"><text:span text:style-name="Strong_20_Emphasis"><text:span text:style-name="T24"/></text:span></text:p>
          </table:table-cell>
          <table:table-cell table:style-name="_31_._5f_Installatie_5f_voorbereiden.A1" office:value-type="string">
            <text:p text:style-name="P26"><text:span text:style-name="Strong_20_Emphasis"><text:span text:style-name="T25"/></text:span></text:p>
          </table:table-cell>
        </table:table-row>
      </table:table>
      <text:p text:style-name="P14"/>
      <text:list xml:id="list94201275991967" text:continue-numbering="true" text:style-name="L1">
        <text:list-item>
          <text:p text:style-name="P37">Installatie uitvoeren</text:p>
        </text:list-item>
      </text:list>
      <text:p text:style-name="P1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2"><text:span text:style-name="Strong_20_Emphasis"><text:span text:style-name="T37"/></text:span></text:p>
          </table:table-cell>
          <table:table-cell table:style-name="_32_._5f_Installatie_5f_uitvoeren.A1" office:value-type="string">
            <text:p text:style-name="P27"><text:span text:style-name="Strong_20_Emphasis"><text:span text:style-name="T26"/></text:span></text:p>
          </table:table-cell>
        </table:table-row>
      </table:table>
      <text:p text:style-name="P13"/>
      <text:list xml:id="list94201443601581" text:continue-numbering="true" text:style-name="L1">
        <text:list-item>
          <text:p text:style-name="P38">Installatie afronden</text:p>
        </text:list-item>
      </text:list>
      <text:p text:style-name="P10"><text:span text:style-name="Emphasis"><text:span text:style-name="T8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2"><text:span text:style-name="Strong_20_Emphasis"><text:span text:style-name="T37"/></text:span></text:p>
          </table:table-cell>
          <table:table-cell table:style-name="_33_._5f_Installatie_5f_afronden.A1" office:value-type="string">
            <text:p text:style-name="P28"><text:span text:style-name="Strong_20_Emphasis"><text:span text:style-name="T25"/></text:span></text:p>
          </table:table-cell>
        </table:table-row>
      </table:table>
      <text:p text:style-name="P14"/>
      <text:list xml:id="list94201055278513" text:continue-numbering="true" text:style-name="L1">
        <text:list-item>
          <text:p text:style-name="P39">Gebruiker inrichten</text:p>
        </text:list-item>
      </text:list>
      <text:p text:style-name="P10"><text:span text:style-name="Emphasis"><text:span text:style-name="T82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4"><text:span text:style-name="Strong_20_Emphasis"><text:span text:style-name="T24"><text:s/></text:span></text:span><text:span text:style-name="Strong_20_Emphasis"><text:span text:style-name="T37"><draw:control text:anchor-type="as-char" draw:z-index="0" draw:name="Vorm4_ 1" draw:style-name="gr1" draw:text-style-name="P40" svg:width="0.35cm" svg:height="0.35cm" draw:control="control1"/></text:span></text:span></text:p>
          </table:table-cell>
          <table:table-cell table:style-name="_34_._5f_Gebruiker_5f_inrichten.A1" office:value-type="string">
            <text:p text:style-name="P31">Zorg dat monitor <text:span text:style-name="T86">2</text:span><text:span text:style-name="T97"> </text:span>de eerste wordt via <text:span text:style-name="Strong_20_Emphasis"><text:span text:style-name="T28">een klik op </text:span></text:span><text:span text:style-name="Strong_20_Emphasis"><text:span text:style-name="T29">de </text:span></text:span><text:span text:style-name="Strong_20_Emphasis"><text:span text:style-name="T36">Super</text:span></text:span><text:span text:style-name="Strong_20_Emphasis"><text:span text:style-name="T29">-toets, </text:span></text:span><text:span text:style-name="Strong_20_Emphasis"><text:span text:style-name="T30">t</text:span></text:span><text:span text:style-name="Strong_20_Emphasis"><text:span text:style-name="T31">yp </text:span></text:span><text:span text:style-name="Strong_20_Emphasis"><text:span text:style-name="T43">sche</text:span></text:span><text:span text:style-name="Strong_20_Emphasis"><text:span text:style-name="T29"> </text:span></text:span><text:span text:style-name="Strong_20_Emphasis"><text:span text:style-name="T32">e</text:span></text:span><text:span text:style-name="Strong_20_Emphasis"><text:span text:style-name="T27">n </text:span></text:span><text:span text:style-name="Strong_20_Emphasis"><text:span text:style-name="T33">k</text:span></text:span><text:span text:style-name="Strong_20_Emphasis"><text:span text:style-name="T27">lik </text:span></text:span><text:span text:style-name="Strong_20_Emphasis"><text:span text:style-name="T34">bij </text:span></text:span><text:span text:style-name="Strong_20_Emphasis"><text:span text:style-name="T46">Instellingen </text:span></text:span><text:span text:style-name="Strong_20_Emphasis"><text:span text:style-name="T27">op het pictogram van </text:span></text:span><text:span text:style-name="Strong_20_Emphasis"><text:span text:style-name="T45">Schermen</text:span></text:span><text:span text:style-name="Strong_20_Emphasis"><text:span text:style-name="T35">.</text:span></text:span></text:p>
          </table:table-cell>
        </table:table-row>
        <table:table-row table:style-name="_34_._5f_Gebruiker_5f_inrichten.1">
          <table:table-cell table:style-name="_34_._5f_Gebruiker_5f_inrichten.A1" office:value-type="string">
            <text:p text:style-name="P32"/>
          </table:table-cell>
          <table:table-cell table:style-name="_34_._5f_Gebruiker_5f_inrichten.A1" office:value-type="string">
            <text:p text:style-name="P30"><text:span text:style-name="T95">Kies voor </text:span><text:span text:style-name="T84">Enkel scherm</text:span><text:span text:style-name="T95">, kies </text:span><text:span text:style-name="T96">scherm </text:span><text:span text:style-name="T85">2</text:span><text:span text:style-name="T96">, </text:span><text:span text:style-name="T98">en klik op </text:span><text:span text:style-name="T87">Toepassen</text:span><text:span text:style-name="T98">.</text:span><text:span text:style-name="T95"> Sluit </text:span><text:span text:style-name="T73">I</text:span><text:span text:style-name="T84">nstellingen</text:span><text:span text:style-name="T95">.</text:span></text:p>
          </table:table-cell>
        </table:table-row>
        <table:table-row table:style-name="_34_._5f_Gebruiker_5f_inrichten.1">
          <table:table-cell table:style-name="_34_._5f_Gebruiker_5f_inrichten.A1" office:value-type="string">
            <text:p text:style-name="P33"><text:span text:style-name="Strong_20_Emphasis"><text:span text:style-name="T24"><text:s/></text:span></text:span><text:span text:style-name="Strong_20_Emphasis"><text:span text:style-name="T37"><draw:control text:anchor-type="as-char" draw:z-index="1" draw:name="Vorm 1" draw:style-name="gr1" draw:text-style-name="P40" svg:width="0.35cm" svg:height="0.35cm" draw:control="control2"/></text:span></text:span></text:p>
          </table:table-cell>
          <table:table-cell table:style-name="_34_._5f_Gebruiker_5f_inrichten.A1" office:value-type="string">
            <text:p text:style-name="P25"><text:span text:style-name="T21">Voeg een</text:span><text:span text:style-name="T9"> </text:span><text:span text:style-name="T16">toetsenbordindelin</text:span><text:span text:style-name="T17">g</text:span><text:span text:style-name="T10"> </text:span><text:span text:style-name="T21">toe </text:span><text:span text:style-name="Strong_20_Emphasis"><text:span text:style-name="T27">via </text:span></text:span><text:span text:style-name="Strong_20_Emphasis"><text:span text:style-name="T28">een klik op </text:span></text:span><text:span text:style-name="Strong_20_Emphasis"><text:span text:style-name="T29">de </text:span></text:span><text:span text:style-name="Strong_20_Emphasis"><text:span text:style-name="T36">Super</text:span></text:span><text:span text:style-name="Strong_20_Emphasis"><text:span text:style-name="T29">-toets, </text:span></text:span><text:span text:style-name="Strong_20_Emphasis"><text:span text:style-name="T30">t</text:span></text:span><text:span text:style-name="Strong_20_Emphasis"><text:span text:style-name="T31">yp </text:span></text:span><text:span text:style-name="Strong_20_Emphasis"><text:span text:style-name="T44">toet</text:span></text:span><text:span text:style-name="Strong_20_Emphasis"><text:span text:style-name="T29"> </text:span></text:span><text:span text:style-name="Strong_20_Emphasis"><text:span text:style-name="T32">e</text:span></text:span><text:span text:style-name="Strong_20_Emphasis"><text:span text:style-name="T27">n </text:span></text:span><text:span text:style-name="Strong_20_Emphasis"><text:span text:style-name="T33">k</text:span></text:span><text:span text:style-name="Strong_20_Emphasis"><text:span text:style-name="T27">lik </text:span></text:span><text:span text:style-name="Strong_20_Emphasis"><text:span text:style-name="T34">bij </text:span></text:span><text:span text:style-name="Strong_20_Emphasis"><text:span text:style-name="T27"><text:s/></text:span></text:span><text:span text:style-name="Strong_20_Emphasis"><text:span text:style-name="T46">Instellingen </text:span></text:span><text:span text:style-name="Strong_20_Emphasis"><text:span text:style-name="T27">op het pictogram van </text:span></text:span><text:span text:style-name="Strong_20_Emphasis"><text:span text:style-name="T47">Regio en taal</text:span></text:span><text:span text:style-name="Strong_20_Emphasis"><text:span text:style-name="T35">.</text:span></text:span></text:p>
          </table:table-cell>
        </table:table-row>
        <table:table-row table:style-name="_34_._5f_Gebruiker_5f_inrichten.1">
          <table:table-cell table:style-name="_34_._5f_Gebruiker_5f_inrichten.A1" office:value-type="string">
            <text:p text:style-name="P33"><text:span text:style-name="Strong_20_Emphasis"><text:span text:style-name="T24"/></text:span></text:p>
          </table:table-cell>
          <table:table-cell table:style-name="_34_._5f_Gebruiker_5f_inrichten.A1" office:value-type="string">
            <text:p text:style-name="P29"><text:span text:style-name="T8">O</text:span><text:span text:style-name="T9">nder </text:span><text:span text:style-name="Strong_20_Emphasis"><text:span text:style-name="T48">I</text:span></text:span><text:span text:style-name="Strong_20_Emphasis"><text:span text:style-name="T49">nvoerbron</text:span></text:span><text:span text:style-name="T9"> </text:span><text:span text:style-name="T10">klik </text:span><text:span text:style-name="T9">op </text:span><text:span text:style-name="Strong_20_Emphasis"><text:span text:style-name="T49">+</text:span></text:span><text:span text:style-name="T11">, </text:span><text:span text:style-name="T12">klik</text:span><text:span text:style-name="T13"> op </text:span><text:span text:style-name="T39">⋮</text:span><text:span text:style-name="T13">,</text:span><text:span text:style-name="T11"> </text:span><text:span text:style-name="T12">klik op </text:span><text:span text:style-name="T40">Overige</text:span><text:span text:style-name="T12">, klik op</text:span><text:span text:style-name="T9"> <text:line-break/></text:span><text:span text:style-name="Strong_20_Emphasis"><text:span text:style-name="T49">Engels (</text:span></text:span><text:span text:style-name="Strong_20_Emphasis"><text:span text:style-name="T41">GB, </text:span></text:span><text:span text:style-name="Strong_20_Emphasis"><text:span text:style-name="T42">internationaal, met dode toetsen</text:span></text:span><text:span text:style-name="Strong_20_Emphasis"><text:span text:style-name="T49">)</text:span></text:span><text:span text:style-name="T9">, </text:span><text:span text:style-name="T12">en klik op </text:span><text:span text:style-name="T40">Toevoegen</text:span><text:span text:style-name="T9">.</text:span></text:p>
          </table:table-cell>
        </table:table-row>
        <table:table-row table:style-name="_34_._5f_Gebruiker_5f_inrichten.1">
          <table:table-cell table:style-name="_34_._5f_Gebruiker_5f_inrichten.A1" office:value-type="string">
            <text:p text:style-name="P33"><text:span text:style-name="Strong_20_Emphasis"><text:span text:style-name="T24"/></text:span></text:p>
          </table:table-cell>
          <table:table-cell table:style-name="_34_._5f_Gebruiker_5f_inrichten.A1" office:value-type="string">
            <text:p text:style-name="P24"><text:span text:style-name="T18">Sluit het scherm </text:span><text:span text:style-name="Strong_20_Emphasis"><text:span text:style-name="T50">Regio en taal</text:span></text:span><text:span text:style-name="T18">.</text:span></text:p>
          </table:table-cell>
        </table:table-row>
      </table:table>
      <text:p text:style-name="P9"/>
      <text:p text:style-name="P15"/>
      <text:p text:style-name="P21"><text:span text:style-name="T69">Einde checklist, d</text:span><text:span text:style-name="T70">e installatie van </text:span><text:span text:style-name="T70"><text:reference-ref text:reference-format="text" text:ref-name="Distributie">Ubuntu</text:reference-ref></text:span><text:span text:style-name="T70"><text:s/></text:span><text:span text:style-name="T71"><text:reference-ref text:reference-format="text" text:ref-name="Versie">22.04</text:reference-ref></text:span><text:span text:style-name="Strong_20_Emphasis"><text:span text:style-name="T67"><text:s/></text:span></text:span><text:span text:style-name="Strong_20_Emphasis"><text:span text:style-name="T68">LTS</text:span></text:span><text:span text:style-name="T71"> </text:span><text:span text:style-name="T70"><text:reference-ref text:reference-format="text" text:ref-name="Editie">desktop</text:reference-ref></text:span><text:span text:style-name="T70"><text:s/></text:span><text:span text:style-name="T72">op </text:span><text:span text:style-name="T72"><text:reference-ref text:reference-format="text" text:ref-name="Computernaam">pc06</text:reference-ref></text:span><text:span text:style-name="T72"><text:s/></text:span><text:span text:style-name="T70">is voltooid.</text:span></text:p>
      <text:p text:style-name="P8"/>
      <text:p text:style-name="P2"><text:span text:style-name="T38">Geschreven</text:span><text:span text:style-name="T19"> door Karel Zimmer &lt;</text:span><text:a xlink:type="simple" xlink:href="mailto:info@karelzimmer.nl" text:style-name="Internet_20_link" text:visited-style-name="Visited_20_Internet_20_Link"><text:span text:style-name="T94">info@karelzimmer.nl</text:span></text:a><text:span text:style-name="T19">&gt;</text:span><text:span text:style-name="T2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">Checklist-installatie-Ubuntu-22.04-desktop-pc06</text:file-name><text:tab/><text:date style:data-style-name="N36" text:date-value="2022-04-20T09:42:00.538155315">20-04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4-20T09:42:00.425582026</dc:date>
    <meta:printed-by>Karel Zimmer</meta:printed-by>
    <meta:print-date>2021-08-23T10:00:16.588509126</meta:print-date>
    <meta:keyword>Installatie</meta:keyword>
    <meta:keyword>Checklist</meta:keyword>
    <meta:keyword>Linux</meta:keyword>
    <meta:editing-cycles>3109</meta:editing-cycles>
    <meta:editing-duration>P7DT8H9M</meta:editing-duration>
    <dc:creator>Karel Zimmer</dc:creator>
    <meta:document-statistic meta:table-count="4" meta:image-count="0" meta:object-count="0" meta:page-count="1" meta:paragraph-count="23" meta:word-count="179" meta:character-count="1187" meta:non-whitespace-character-count="1020"/>
    <meta:user-defined meta:name="Info 1"/>
    <meta:user-defined meta:name="Info 2"/>
    <meta:user-defined meta:name="Info 3"/>
    <meta:user-defined meta:name="Info 4"/>
  </office:meta>
</office:document-meta>
</file>